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a7f42" officeooo:paragraph-rsid="001a7f42" style:font-size-asian="10pt" style:font-size-complex="10pt"/>
    </style:style>
    <style:style style:name="P2" style:family="paragraph" style:parent-style-name="Standard">
      <style:text-properties style:font-name="Arial" fo:font-size="10pt" fo:font-weight="normal" officeooo:rsid="001a7f42" officeooo:paragraph-rsid="001a7f42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Änderungen an <text:span text:style-name="T1">2.1 Entwurfsziele:</text:span></text:p>
      <text:p text:style-name="P1"><text:span text:style-name="T1"/></text:p>
      <text:p text:style-name="P2">Robustheit, Zuverlässigkeit<text:tab/>→ <text:tab/>priorisierte Kriterien</text:p>
      <text:p text:style-name="P2"/>
      <text:p text:style-name="P2">Leistungskriterien:</text:p>
      <text:p text:style-name="P2">Antwortzeit<text:tab/>→<text:tab/>„<text:span text:style-name="T2">Es werden keine besonderen Anforderungen bzgl. der Antwortzeit gestellt, solange diese die Benutzerfreundlichkeit bzw. die Funktionalität nicht wesentlich einschränkt.“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0:31:42.583000000</meta:creation-date>
    <dc:title>Vorlage_mit_Arial_10</dc:title>
    <meta:editing-duration>P0D</meta:editing-duration>
    <meta:editing-cycles>2</meta:editing-cycles>
    <meta:generator>LibreOffice/4.2.1.1$Windows_x86 LibreOffice_project/d7dbbd7842e6a58b0f521599204e827654e1fb8b</meta:generator>
    <dc:date>2014-03-11T10:35:53.228000000</dc:date>
    <meta:document-statistic meta:table-count="0" meta:image-count="0" meta:object-count="0" meta:page-count="1" meta:paragraph-count="4" meta:word-count="31" meta:character-count="287" meta:non-whitespace-character-count="259"/>
    <meta:template xlink:type="simple" xlink:actuate="onRequest" xlink:title="Vorlage_mit_Arial_10" xlink:href="file:///C:/Users/Darko%20Dermadi/AppData/Roaming/LibreOffice/4/user/template/Vorlage_mit_Arial_10.ott" meta:date="2014-03-11T10:31:42.349000000"/>
  </office:meta>
</office:document-meta>
</file>